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1">
      <style:text-properties officeooo:rsid="004b100d" officeooo:paragraph-rsid="005087e7"/>
    </style:style>
    <style:style style:name="P5" style:family="paragraph" style:parent-style-name="Heading_20_2">
      <style:text-properties officeooo:rsid="004cec8f" officeooo:paragraph-rsid="004cec8f"/>
    </style:style>
    <style:style style:name="P6" style:family="paragraph" style:parent-style-name="Heading_20_2">
      <style:text-properties officeooo:rsid="004cec8f" officeooo:paragraph-rsid="0052494f"/>
    </style:style>
    <style:style style:name="P7" style:family="paragraph" style:parent-style-name="Text_20_body">
      <style:text-properties officeooo:rsid="004e30e2" officeooo:paragraph-rsid="004e30e2"/>
    </style:style>
    <style:style style:name="P8" style:family="paragraph" style:parent-style-name="Text_20_body">
      <style:text-properties officeooo:rsid="004e30e2" officeooo:paragraph-rsid="005558a1"/>
    </style:style>
    <style:style style:name="P9" style:family="paragraph" style:parent-style-name="Text_20_body" style:list-style-name="L1">
      <style:text-properties officeooo:paragraph-rsid="004cec8f"/>
    </style:style>
    <style:style style:name="P10" style:family="paragraph" style:parent-style-name="Text_20_body" style:list-style-name="L1">
      <style:text-properties officeooo:rsid="0050247f" officeooo:paragraph-rsid="0050247f"/>
    </style:style>
    <style:style style:name="P11" style:family="paragraph" style:parent-style-name="Text_20_body" style:list-style-name="L2">
      <style:text-properties officeooo:rsid="0050247f" officeooo:paragraph-rsid="005a13e7"/>
    </style:style>
    <style:style style:name="P12" style:family="paragraph" style:parent-style-name="Text_20_body">
      <style:text-properties officeooo:rsid="00537196" officeooo:paragraph-rsid="00537196"/>
    </style:style>
    <style:style style:name="P13" style:family="paragraph" style:parent-style-name="Text_20_body">
      <style:text-properties officeooo:rsid="005685ac" officeooo:paragraph-rsid="005685ac"/>
    </style:style>
    <style:style style:name="P14" style:family="paragraph" style:parent-style-name="Text_20_body" style:list-style-name="L2">
      <style:text-properties officeooo:rsid="005a13e7" officeooo:paragraph-rsid="005a13e7"/>
    </style:style>
    <style:style style:name="T1" style:family="text">
      <style:text-properties officeooo:rsid="004b100d"/>
    </style:style>
    <style:style style:name="T2" style:family="text">
      <style:text-properties officeooo:rsid="004cec8f"/>
    </style:style>
    <style:style style:name="T3" style:family="text">
      <style:text-properties officeooo:rsid="005087e7"/>
    </style:style>
    <style:style style:name="T4" style:family="text">
      <style:text-properties officeooo:rsid="0052f077"/>
    </style:style>
    <style:style style:name="T5" style:family="text">
      <style:text-properties officeooo:rsid="005558a1"/>
    </style:style>
    <style:style style:name="T6" style:family="text">
      <style:text-properties officeooo:rsid="005814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<text:span text:style-name="T3">Huvudscenario</text:span></text:h>
      <text:p text:style-name="P2">I detta testfall är målet att kontrollera så att medlems- och båtavgiften kan betalas genom PayPal utan problem.</text:p>
      <text:h text:style-name="P5" text:outline-level="2">Förkrav</text:h>
      <text:p text:style-name="P7"><text:span text:style-name="T2">T</text:span>estmiljö bestående av: Google Chrome <text:span text:style-name="T4">&lt; 20</text:span>, Firefox <text:span text:style-name="T4">&lt; 3 </text:span>samt Internet Explorer <text:span text:style-name="T4">&lt; 5</text:span>. Gå till systemets webbplats och <text:span text:style-name="T4">inloggning</text:span>: <text:a xlink:type="simple" xlink:href="http://dengladepiraten.se/medlemsinloggning/">http://dengladepiraten.se/medlemsinloggning/</text:a> Logga in med användarnamnet: Medlem och lösenordet: 1234.</text:p>
      <text:h text:style-name="P5" text:outline-level="2">Efterkrav</text:h>
      <text:p text:style-name="P7"><text:span text:style-name="T2">K</text:span>ontrollera att <text:span text:style-name="T5">paymentDone</text:span> för <text:span text:style-name="T5">userID</text:span> 1 är true i databasen, samt att saldo på klubbens PayPal-konto uppdaterats.</text:p>
      <text:h text:style-name="P5" text:outline-level="2">Scenario</text:h>
      <text:list xml:id="list5742091170977499329" text:style-name="L1">
        <text:list-item>
          <text:p text:style-name="P9"><text:span text:style-name="T2">”Medlem” → ”Betala medlems- och båtavgift”</text:span></text:p>
        </text:list-item>
        <text:list-item>
          <text:p text:style-name="P10"><text:span text:style-name="T2">E</text:span>j betald medlemsavgift på 1590:- för fast kostnad 500:- + båtplats för 1st båt 1090:- presenteras</text:p>
        </text:list-item>
        <text:list-item>
          <text:p text:style-name="P10">Väljer ”Betala medlemsavgift nu”</text:p>
        </text:list-item>
        <text:list-item>
          <text:p text:style-name="P10">Hamnar på PayPal som presenterar uppgifterna under steg 2, samt presenterar betalningsalternativ.</text:p>
        </text:list-item>
        <text:list-item>
          <text:p text:style-name="P10">Betalar med VISA-kort och sänds sedan tillbaka till Den Glada Piratens webbplats</text:p>
        </text:list-item>
        <text:list-item>
          <text:p text:style-name="P10">Systemet presenterar att den totala medlemsavgiften på 1590:- nu är betalad</text:p>
        </text:list-item>
        <text:list-item>
          <text:p text:style-name="P10">Ett E-postmeddelande hamnar i inkorgen från både PayPal samt Den Glada Piratens båtklubb som bekräftar genomförd transaktion samt betald medlemsavgift</text:p>
        </text:list-item>
      </text:list>
      <text:h text:style-name="P4" text:outline-level="1">TF AF1.2 2a Redan betald medlemsavgift</text:h>
      <text:p text:style-name="P12"><text:span text:style-name="T1">T</text:span>estar felhantering för systemet, där medlem försöker betala medlems- <text:span text:style-name="T6">och båt</text:span>avgiften fast denna redan är inbetald och godkänd av systemet.</text:p>
      <text:h text:style-name="P6" text:outline-level="2">Förkrav</text:h>
      <text:p text:style-name="P8"><text:span text:style-name="T2">Testmiljö bestående av: Google Chrome &lt; 20, Firefox &lt; 3 samt Internet Explorer &lt; 5. Gå till systemets webbplats och inloggning: </text:span><text:a xlink:type="simple" xlink:href="http://dengladepiraten.se/medlemsinloggning/"><text:span text:style-name="T2">http://dengladepiraten.se/medlemsinloggning/</text:span></text:a><text:span text:style-name="T2"> Logga in med användarnamnet: Medlem och lösenordet: 1234. Ändra om paymentDone till ”true” för userID ”1” i databasen</text:span></text:p>
      <text:h text:style-name="P6" text:outline-level="2">Efterkrav</text:h>
      <text:p text:style-name="P13"><text:span text:style-name="T2">K</text:span>ontrollera att ett felmeddelande presenteras för användaren, som förklarar att medlems- och båtavgiften redan är betald.</text:p>
      <text:h text:style-name="P6" text:outline-level="2"><text:soft-page-break/>Scenario</text:h>
      <text:list xml:id="list4423132395444523850" text:style-name="L2">
        <text:list-item>
          <text:p text:style-name="P11"><text:span text:style-name="T2">”Medlem” → ”Betala medlems- och båtavgift”</text:span></text:p>
        </text:list-item>
        <text:list-item>
          <text:p text:style-name="P14"><text:span text:style-name="T2">S</text:span>ystemet presenterar att medlemsavgiften redan är betalad och tackar för det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50:38.218000000</dc:date>
    <meta:editing-duration>P1DT10H13M31S</meta:editing-duration>
    <meta:editing-cycles>78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4" meta:word-count="267" meta:character-count="1852" meta:non-whitespace-character-count="1618"/>
  </office:meta>
</office:document-meta>
</file>